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ffcc99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25cm" svg:stroke-color="#000000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style:text-underline-style="none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762cm" svg:x="0.027cm" svg:y="0.408cm">
          <text:p text:style-name="P1">service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762cm" svg:x="5.615cm" svg:y="0.408cm">
          <text:p text:style-name="P1">service 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27cm" svg:x="2.821cm" svg:y="3.329cm">
          <text:p text:style-name="P1">log_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0.889cm" svg:x="0.027cm" svg:y="6.758cm">
          <text:p text:style-name="P1">file_logg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0.889cm" svg:x="4.853cm" svg:y="6.758cm">
          <text:p text:style-name="P1">console_logg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.614cm" svg:y1="1.678cm" svg:x2="4.408cm" svg:y2="2.821cm" draw:start-shape="id1" draw:start-glue-point="2" draw:end-shape="id2" draw:end-glue-point="0" svg:d="m1614 1678v572h2794v571" svg:viewBox="0 0 2795 1144">
          <text:p/>
        </draw:connector>
        <draw:connector draw:style-name="gr4" draw:text-style-name="P1" draw:layer="layout" svg:x1="7.075cm" svg:y1="1.678cm" svg:x2="4.408cm" svg:y2="2.821cm" draw:start-shape="id3" draw:end-shape="id2" draw:end-glue-point="0" svg:d="m7075 1678v572h-2667v571" svg:viewBox="0 0 2668 1144">
          <text:p/>
        </draw:connector>
        <draw:custom-shape draw:style-name="gr5" draw:text-style-name="P2" xml:id="id1" draw:id="id1" draw:layer="layout" svg:width="1.143cm" svg:height="0.508cm" svg:x="1.043cm" svg:y="1.17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143cm" svg:height="0.508cm" svg:x="6.504cm" svg:y="1.17cm">
          <text:p text:style-name="P1"><text:span text:style-name="T1">PUS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1.143cm" svg:height="0.508cm" svg:x="3.837cm" svg:y="2.821cm">
          <text:p text:style-name="P1"><text:span text:style-name="T1">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1.143cm" svg:height="0.508cm" svg:x="1.043cm" svg:y="6.251cm"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.143cm" svg:height="0.508cm" svg:x="6.504cm" svg:y="6.251cm"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.143cm" svg:height="0.508cm" svg:x="3.837cm" svg:y="4.599cm">
          <text:p text:style-name="P1"><text:span text:style-name="T1">P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4.408cm" svg:y1="5.107cm" svg:x2="7.075cm" svg:y2="6.251cm" draw:start-shape="id4" draw:start-glue-point="2" draw:end-shape="id5" draw:end-glue-point="0" svg:d="m4408 5107v572h2667v572" svg:viewBox="0 0 2668 1145">
          <text:p/>
        </draw:connector>
        <draw:connector draw:style-name="gr4" draw:text-style-name="P1" draw:layer="layout" svg:x1="4.408cm" svg:y1="5.107cm" svg:x2="1.614cm" svg:y2="6.251cm" draw:start-shape="id4" draw:start-glue-point="2" draw:end-shape="id6" draw:end-glue-point="0" svg:d="m4408 5107v572h-2794v572" svg:viewBox="0 0 2795 1145">
          <text:p/>
        </draw:connector>
        <draw:custom-shape draw:style-name="gr1" draw:text-style-name="P1" xml:id="id7" draw:id="id7" draw:layer="layout" svg:width="3.175cm" svg:height="0.762cm" svg:x="9.806cm" svg:y="0.408cm">
          <text:p text:style-name="P1">service a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175cm" svg:height="0.762cm" svg:x="15.394cm" svg:y="0.408cm">
          <text:p text:style-name="P1">service b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175cm" svg:height="1.27cm" svg:x="12.6cm" svg:y="3.329cm">
          <text:p text:style-name="P1">log_proxy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599cm" svg:height="0.889cm" svg:x="9.763cm" svg:y="6.758cm">
          <text:p text:style-name="P1">file_logge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.393cm" svg:y1="1.17cm" svg:x2="14.187cm" svg:y2="3.329cm" draw:start-shape="id7" draw:start-glue-point="2" draw:end-shape="id8" draw:end-glue-point="0" svg:d="m11393 1170 2794 2159" svg:viewBox="0 0 2795 2160">
          <text:p/>
        </draw:connector>
        <draw:connector draw:style-name="gr6" draw:text-style-name="P1" draw:layer="layout" draw:type="line" svg:x1="16.981cm" svg:y1="1.17cm" svg:x2="14.187cm" svg:y2="3.329cm" draw:start-shape="id9" draw:start-glue-point="2" draw:end-shape="id8" draw:end-glue-point="0" svg:d="m16981 1170-2794 2159" svg:viewBox="0 0 2795 2160">
          <text:p/>
        </draw:connector>
        <draw:connector draw:style-name="gr4" draw:text-style-name="P1" draw:layer="layout" draw:type="line" svg:x1="17.045cm" svg:y1="6.758cm" svg:x2="14.187cm" svg:y2="4.599cm" draw:start-shape="id10" draw:start-glue-point="0" draw:end-shape="id8" draw:end-glue-point="2" svg:d="m17045 6758-2858-2159" svg:viewBox="0 0 2859 2160">
          <text:p/>
        </draw:connector>
        <draw:connector draw:style-name="gr4" draw:text-style-name="P1" draw:layer="layout" draw:type="line" svg:x1="11.562cm" svg:y1="6.758cm" svg:x2="14.187cm" svg:y2="4.599cm" draw:start-shape="id11" draw:start-glue-point="0" draw:end-shape="id8" draw:end-glue-point="2" svg:d="m11562 6758 2625-2159" svg:viewBox="0 0 2626 2160">
          <text:p/>
        </draw:connector>
        <draw:frame draw:style-name="gr7" draw:text-style-name="P3" draw:layer="layout" svg:width="17.681cm" svg:height="0.962cm" svg:x="1.809cm" svg:y="7.955cm">
          <draw:text-box>
            <text:p><text:span text:style-name="T2">(a) data flow graph <text:s text:c="17"/>(b) services dependency graph</text:span></text:p>
          </draw:text-box>
        </draw:frame>
        <draw:custom-shape draw:style-name="gr3" draw:text-style-name="P1" xml:id="id10" draw:id="id10" draw:layer="layout" svg:width="4.572cm" svg:height="0.889cm" svg:x="14.759cm" svg:y="6.758cm">
          <text:p text:style-name="P1">console_logg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509cm" svg:y1="0.111cm" svg:x2="9.509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406cm" fo:page-height="9.3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Simon</meta:initial-creator>
    <meta:creation-date>2014-08-14T15:02:54.334924292</meta:creation-date>
    <dc:date>2014-08-14T16:05:54.679334781</dc:date>
    <dc:creator>Tobias Simon</dc:creator>
    <meta:editing-duration>PT3M10S</meta:editing-duration>
    <meta:editing-cycles>3</meta:editing-cycles>
    <meta:generator>LibreOffice/4.1.3.2$Linux_X86_64 LibreOffice_project/410m0$Build-2</meta:generator>
    <meta:document-statistic meta:object-count="26"/>
  </office:meta>
</office:document-meta>
</file>